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30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/>
          <table:table-cell table:style-name="ce1" office:value-type="string" calcext:value-type="string">
            <text:p>Titel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e</text:p>
          </table:table-cell>
          <table:table-cell table:style-name="ce1" office:value-type="string" calcext:value-type="string">
            <text:p>Ort</text:p>
          </table:table-cell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{% for seminar in seminars %}</text:p>
          </table:table-cell>
          <table:table-cell office:value-type="string" calcext:value-type="string">
            <text:p>{{ seminar.title }}</text:p>
          </table:table-cell>
          <table:table-cell office:value-type="date" office:date-value="{{ seminar.start|date:'c' }}" calcext:value-type="date">
            <text:p>{{ seminar.start }}</text:p>
          </table:table-cell>
          <table:table-cell office:value-type="date" office:date-value="{{ seminar.end|date:'c' }}" calcext:value-type="date">
            <text:p>{{ seminar.end }}</text:p>
          </table:table-cell>
          <table:table-cell office:value-type="string" calcext:value-type="string">
            <text:p>{{ seminar.location }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{%endfor%}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.00.0000</text:date>, <text:time style:data-style-name="N2" text:time-value="23:53:16.95080118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Kröger</meta:initial-creator>
    <meta:creation-date>2019-01-23T23:20:06.608750135</meta:creation-date>
    <dc:date>2019-01-23T23:54:20.334942932</dc:date>
    <dc:creator>Henrik Kröger</dc:creator>
    <meta:editing-duration>PT16M42S</meta:editing-duration>
    <meta:editing-cycles>13</meta:editing-cycles>
    <meta:generator>LibreOffice/6.0.7.3$Linux_X86_64 LibreOffice_project/00m0$Build-3</meta:generator>
    <meta:document-statistic meta:table-count="1" meta:cell-count="10" meta:object-count="0"/>
  </office:meta>
</office:document-meta>
</file>